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d7e85" officeooo:paragraph-rsid="001d7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mple App</text:p>
      <text:p text:style-name="P1">My first goal is to create a simple app that can add blue boxes to a list. This will just be a t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6:50:15.591602571</meta:creation-date>
    <dc:date>2017-04-08T16:52:19.627047297</dc:date>
    <meta:editing-duration>PT2M4S</meta:editing-duration>
    <meta:editing-cycles>1</meta:editing-cycles>
    <meta:document-statistic meta:table-count="0" meta:image-count="0" meta:object-count="0" meta:page-count="1" meta:paragraph-count="2" meta:word-count="25" meta:character-count="110" meta:non-whitespace-character-count="87"/>
    <meta:generator>LibreOffice/5.3.0.3$Linux_X86_64 LibreOffice_project/30m0$Build-3</meta:generator>
  </office:meta>
</office:document-meta>
</file>